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opacity="50%" draw:textarea-horizontal-align="justify" draw:textarea-vertical-align="middle" draw:auto-grow-height="false" fo:min-height="0cm" fo:min-width="0cm" fo:wrap-option="no-wrap" draw:shadow-opacity="50%"/>
    </style:style>
    <style:style style:name="gr2" style:family="graphic" style:parent-style-name="standard">
      <style:graphic-properties draw:stroke="none" svg:stroke-color="#000000" draw:fill="none" draw:fill-color="#ffffff" draw:textarea-horizontal-align="left" draw:auto-grow-height="true" draw:auto-grow-width="true" fo:min-height="0.765cm" fo:min-width="0cm"/>
    </style:style>
    <style:style style:name="gr3" style:family="graphic" style:parent-style-name="standard">
      <style:graphic-properties svg:stroke-color="#000000" draw:fill-color="#ffffff" draw:textarea-horizontal-align="justify" draw:textarea-vertical-align="middle" draw:auto-grow-height="false"/>
    </style:style>
    <style:style style:name="P1" style:family="paragraph">
      <style:paragraph-properties fo:text-align="center"/>
    </style:style>
    <style:style style:name="T1" style:family="text">
      <style:text-properties style:font-name="Liberation Sans3" style:font-name-asian="Liberation Sans3" style:font-name-complex="Liberation Sans3"/>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188cm" svg:height="5.051cm" svg:x="1.284cm" svg:y="2.15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796cm" svg:height="1.015cm" svg:x="2.807cm" svg:y="1.096cm">
          <draw:text-box>
            <text:p>Max PQ</text:p>
          </draw:text-box>
        </draw:frame>
        <draw:custom-shape draw:style-name="gr1" draw:text-style-name="P1" draw:layer="layout" svg:width="7.271cm" svg:height="5.051cm" svg:x="11.785cm" svg:y="2.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619cm" svg:height="1.015cm" svg:x="13.608cm" svg:y="1.097cm">
          <draw:text-box>
            <text:p>Min PQ</text:p>
          </draw:text-box>
        </draw:frame>
        <draw:custom-shape draw:style-name="gr3" draw:text-style-name="P1" draw:layer="layout" svg:width="1.095cm" svg:height="1.069cm" svg:x="2.459cm" svg:y="3.7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7.059cm" svg:y="3.6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9.459cm" svg:y="3.742cm">
          <text:p text:style-name="P1"><text:span text:style-name="T1">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5-22T22:13:37.022921765</meta:creation-date>
    <dc:date>2016-05-22T22:40:23.968201950</dc:date>
    <dc:creator>elucterio </dc:creator>
    <meta:editing-duration>PT16M32S</meta:editing-duration>
    <meta:editing-cycles>3</meta:editing-cycles>
    <meta:generator>LibreOffice/4.2.8.2$Linux_X86_64 LibreOffice_project/420m0$Build-2</meta:generator>
    <meta:document-statistic meta:object-count="7"/>
  </office:meta>
</office:document-meta>
</file>